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The siege of Boston by the militia but the British on notice. The Patriot force soon grew to over 16,000 men. The question now became, how to get the British out of Boston. The answer came from New York. Soon after the first battles were fought, the Massachusetts government sent a proven soldier toward the west. His job was to raise an army, and to attack Fort Ticonderoga. His name was Benedict Arnold. Arnold gathers his army as he goes through the wilderness of Massachusetts. He begins to hear of a group of fighters coming out of Vermont. They are called the Green Mountain Boys. They are led by Ethan Allen. They are heading to Fort Ticonderoga. Arnold can't convince Allen that he is in charge. They captured the fort so quickly, that the British commander came out of his quarters with his pants in his hand. He asked who he should surrender to, Ethan Allen said to the commander, he should surrender to the great Jehovah and the continental congress. The success of the capture was the cannons, mortars, thousands of cannon balls, and over 30,000 flints. That was the answer to getting the British out of Boston. George Washington was appointed leader of the continental army by the continental congress in May of 1775. Washington assigns a Boston book-seller the task of getting the cannon from of Fort Ticonderoga to Boston. Henry Knox probably knew more about the military than the military themselves. He builds 42 sledges to carry the mortars and cannons back to Boston.</text:p>
      <text:p text:style-name="Standard">Back in Boston, General Gage is reinforces with 3 more Generals, General Clinton, General John Burgoyne, and General William Howe. Burgoyne convinced Gage to go on the offensive. The day before General Howe moves, 1600 colonials take the peninsula.</text:p>
      <text:p text:style-name="Standard">On January 1<text:span text:style-name="T1">st</text:span> 1776, Washington's army consisted of 5582 soldiers.</text:p>
      <text:p text:style-name="Standard">Thomas Paine probably did more to break ties with Great Britain than anyone else. That January, they published his book called Common Sense. It became an immediate best-seller. In one year, he sold 150,000 copies, in a land filled with 1 million people. On the night of March 4<text:span text:style-name="T1">th</text:span>, Henry Knox and the cannon reach Boston. General Washington sent another Patriot General, John Thomas, and some 2500 men with the job to occupy and to fortify the heights overlooking Boston Harbor, in what's now South Boston. History tells us they built 6 solid forts running the length of the heights. Gage knew they were coming, so he arranged a fleet of ships to evacuate from Boston. The ships were to take him, his army, and 1000 loyalists from Boston to Halifax. <text:span text:style-name="T2">It took 8 days to load everything onto the ships. We call it Saint Patrick's day, or Evacuation Day.</text:span></text:p>
      <text:p text:style-name="Standard"><text:span text:style-name="T2">Meanwhile, we attack Canada. Benedict Arnold leads about 5000 men to attack Quebec, congress later sends another 1000 men. Washington later sends up another 6 regiments, we end up with about 13000 men attacking Quebec. The British make it through Saint Laurence River and resupply the city, and decide to attack the Americans, sending them running in every direction. The Americans abandon 2 tons of gunpowder and all of their cannons. On top of all that, about half of them contracted smallpox. One of the Patriot generals involved was John Sullivan. He ordered 2000 patriots to attack a small town, without even checking it out. Those 2000 men run right into General Burgoyne. They end up running into nearby swamps.</text:span></text:p>
      <text:p text:style-name="Standard"><text:span text:style-name="T2">Howe decides he is going to concentrate on areas with a high concentration of loyalists. He wanted to win over the peoples help. The British hired mercenaries called Hessians. They didn't expect them to act the way they did. They had a tendency to loot, raid, and rape their pilla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7-10-25T10:01:33.41</meta:creation-date>
    <dc:date>2017-10-25T10:44:52.06</dc:date>
    <dc:creator>Timothy Cayer</dc:creator>
    <meta:editing-duration>PT27M53S</meta:editing-duration>
    <meta:editing-cycles>11</meta:editing-cycles>
    <meta:generator>OpenOffice/4.1.3$Win32 OpenOffice.org_project/413m1$Build-9783</meta:generator>
    <meta:document-statistic meta:table-count="0" meta:image-count="0" meta:object-count="0" meta:page-count="1" meta:paragraph-count="6" meta:word-count="627" meta:character-count="3650"/>
  </office:meta>
</office:document-meta>
</file>